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8a17" officeooo:paragraph-rsid="00178a17" style:font-weight-asian="bold" style:font-weight-complex="bold"/>
    </style:style>
    <style:style style:name="P2" style:family="paragraph" style:parent-style-name="Standard">
      <style:text-properties fo:font-weight="normal" officeooo:rsid="00178a17" officeooo:paragraph-rsid="00178a17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78a17" style:font-weight-asian="normal" style:font-weight-complex="normal"/>
    </style:style>
    <style:style style:name="P4" style:family="paragraph" style:parent-style-name="Standard">
      <style:text-properties officeooo:paragraph-rsid="00178a17"/>
    </style:style>
    <style:style style:name="P5" style:family="paragraph" style:parent-style-name="Standard">
      <style:text-properties fo:font-weight="bold" officeooo:rsid="00197381" officeooo:paragraph-rsid="00197381" style:font-weight-asian="bold" style:font-weight-complex="bold"/>
    </style:style>
    <style:style style:name="P6" style:family="paragraph" style:parent-style-name="Standard">
      <style:text-properties fo:font-weight="normal" officeooo:rsid="00197381" officeooo:paragraph-rsid="00197381" style:font-weight-asian="normal" style:font-weight-complex="normal"/>
    </style:style>
    <style:style style:name="P7" style:family="paragraph" style:parent-style-name="Standard">
      <style:text-properties fo:font-weight="normal" officeooo:rsid="001b0e00" officeooo:paragraph-rsid="001b0e00" style:font-weight-asian="normal" style:font-weight-complex="normal"/>
    </style:style>
    <style:style style:name="P8" style:family="paragraph" style:parent-style-name="Standard">
      <style:text-properties fo:font-weight="bold" officeooo:rsid="001b0e00" officeooo:paragraph-rsid="001b0e00" style:font-weight-asian="bold" style:font-weight-complex="bold"/>
    </style:style>
    <style:style style:name="P9" style:family="paragraph" style:parent-style-name="Standard">
      <style:text-properties fo:font-weight="normal" officeooo:rsid="001c27e1" officeooo:paragraph-rsid="001c27e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weight="normal" officeooo:rsid="00178a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officeooo:rsid="00178a17" style:font-weight-asian="bold" style:font-weight-complex="bold"/>
    </style:style>
    <style:style style:name="T5" style:family="text">
      <style:text-properties style:text-underline-style="none" fo:font-weight="bold" officeooo:rsid="00178a17" style:font-weight-asian="bold" style:font-weight-complex="bold"/>
    </style:style>
    <style:style style:name="T6" style:family="text">
      <style:text-properties style:text-underline-style="none" fo:font-weight="normal" officeooo:rsid="00178a17" style:font-weight-asian="normal" style:font-weight-complex="normal"/>
    </style:style>
    <style:style style:name="T7" style:family="text">
      <style:text-properties style:text-underline-style="none" fo:font-weight="normal" officeooo:rsid="001c3cc0" style:font-weight-asian="normal" style:font-weight-complex="normal"/>
    </style:style>
    <style:style style:name="T8" style:family="text">
      <style:text-properties style:text-underline-style="solid" style:text-underline-type="double" style:text-underline-width="auto" style:text-underline-color="font-color" fo:font-weight="normal" officeooo:rsid="001c3cc0" style:font-weight-asian="normal" style:font-weight-complex="normal"/>
    </style:style>
    <style:style style:name="T9" style:family="text">
      <style:text-properties officeooo:rsid="001c3cc0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officeooo:rsid="001b0e00" style:font-weight-asian="bold" style:font-weight-complex="bold"/>
    </style:style>
    <style:style style:name="T12" style:family="text">
      <style:text-properties style:text-underline-style="none" officeooo:rsid="001c27e1"/>
    </style:style>
    <style:style style:name="T13" style:family="text">
      <style:text-properties officeooo:rsid="001c2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3</text:p>
      <text:p text:style-name="P1">TEMA 4 TRANSFORMACIÓN DE RELACIONES <text:s/>1:N</text:p>
      <text:p text:style-name="P1"/>
      <text:p text:style-name="P1">EJERCICIO 1</text:p>
      <text:p text:style-name="P1"/>
      <text:p text:style-name="P2">Representante(<text:span text:style-name="T1">#id,</text:span><text:span text:style-name="T2"> nombre</text:span>)</text:p>
      <text:p text:style-name="Standard"><text:span text:style-name="T3">Futbolista(</text:span><text:span text:style-name="T4">#id</text:span><text:span text:style-name="T5">, </text:span><text:span text:style-name="T6">nombre, </text:span><text:span text:style-name="T7">fecha_contrato, comision, </text:span><text:span text:style-name="T8">representante_id</text:span><text:span text:style-name="T7">)</text:span></text:p>
      <text:p text:style-name="P3"><text:tab/><text:span text:style-name="T9">representante_id → representante(not null, M:C, B:R)</text:span></text:p>
      <text:p text:style-name="P2"/>
      <text:p text:style-name="P1">EJERCICIO 2 </text:p>
      <text:p text:style-name="P1"/>
      <text:p text:style-name="P2">Representante(<text:span text:style-name="T1">#id,</text:span><text:span text:style-name="T2"> nombre</text:span>)</text:p>
      <text:p text:style-name="P4"><text:span text:style-name="T3">Futbolista(</text:span><text:span text:style-name="T4">#id</text:span><text:span text:style-name="T5">, </text:span><text:span text:style-name="T6">nombre</text:span><text:span text:style-name="T3">)</text:span></text:p>
      <text:p text:style-name="P2">Tiene(<text:span text:style-name="T1">#futbolista_id, </text:span><text:span text:style-name="T10">representante_id</text:span><text:span text:style-name="T11">,</text:span><text:span text:style-name="T2">fecha_contrato, comisión, </text:span><text:span text:style-name="T12">importe</text:span>)</text:p>
      <text:p text:style-name="P2"><text:tab/>Futbolista<text:span text:style-name="T13">_id</text:span> → Futbolista <text:span text:style-name="T13">(not null ,</text:span>M<text:span text:style-name="T13">R</text:span>:B<text:span text:style-name="T13">C</text:span>)</text:p>
      <text:p text:style-name="P2"><text:tab/>Representante<text:span text:style-name="T13">_id</text:span> → Representante(<text:span text:style-name="T13">not null, </text:span>MC:B<text:span text:style-name="T13">N</text:span>)</text:p>
      <text:p text:style-name="P2"/>
      <text:p text:style-name="P2"/>
      <text:p text:style-name="P5">EJERCICIO 3</text:p>
      <text:p text:style-name="P5"/>
      <text:p text:style-name="P6">Profesor(<text:span text:style-name="T1">#id,</text:span><text:span text:style-name="T2"> asignatura</text:span>)</text:p>
      <text:p text:style-name="P6">Asignatura(<text:span text:style-name="T1">#id,</text:span><text:span text:style-name="T2"> nombre, especialidad, </text:span><text:span text:style-name="T12">profesor_id</text:span>)</text:p>
      <text:p text:style-name="P7"><text:tab/>Profesor_id → <text:span text:style-name="T13">profesor (</text:span>not null, MC:BR)</text:p>
      <text:p text:style-name="P7"/>
      <text:p text:style-name="P7"/>
      <text:p text:style-name="P8">EJERCICIO 4 </text:p>
      <text:p text:style-name="P8"/>
      <text:p text:style-name="P7">Corredores(<text:span text:style-name="T1">#id,</text:span><text:span text:style-name="T2"> nombre, fecha_nac,</text:span>)</text:p>
      <text:p text:style-name="P7">Clubes(<text:span text:style-name="T1">#id,</text:span><text:span text:style-name="T2"> ciudad, nombre</text:span>)</text:p>
      <text:p text:style-name="P9">Telefono(#<text:span text:style-name="T1">corredores_id, #telefono</text:span>)</text:p>
      <text:p text:style-name="P9"><text:tab/>telefono_id → telefono(not null, MC:BR)</text:p>
      <text:p text:style-name="P9">Tieneclub (#<text:span text:style-name="T1">corredor_id,</text:span><text:span text:style-name="T2"> club_id, fecha</text:span>)</text:p>
      <text:p text:style-name="P9"><text:tab/>corredor_id → corredor (not null, MC:BC)</text:p>
      <text:p text:style-name="P9"><text:tab/>club_id → club (not null, MC:B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0:37:00.983427300</meta:creation-date>
    <dc:date>2025-11-17T11:29:48.638456500</dc:date>
    <meta:editing-duration>PT2M2S</meta:editing-duration>
    <meta:editing-cycles>1</meta:editing-cycles>
    <meta:document-statistic meta:table-count="0" meta:image-count="0" meta:object-count="0" meta:page-count="1" meta:paragraph-count="24" meta:word-count="89" meta:character-count="829" meta:non-whitespace-character-count="754"/>
    <meta:generator>LibreOffice/25.2.6.2$Windows_X86_64 LibreOffice_project/729c5bfe710f5eb71ed3bbde9e06a6065e9c6c5d</meta:generator>
  </office:meta>
</office:document-meta>
</file>